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Writer.addSuccessorToCurrentBasicBlock( final int info , final Label suc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Writer.putAbstractTypes( final int start , final int e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Writer.visitLocalVariable( final String name , final String descriptor , final String signature , final Label start , final Label end , final int index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MethodWriter.collectAttributePrototypes( final Attribute . Set attributeProto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Writer.visitLdcInsn( final Object valu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MethodWriter.visitTryCatchBlock( final Label start , final Label end , final Label handler , final String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thodWriter.visitLookupSwitchInsn( final Label dflt , final int [ ] keys , final Label [ ] labe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thodWriter.visitAnnotableParameterCount( final int parameterCount , final boolean visi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thodWriter.visitFrameEn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thodWriter.visitLocalVariableAnnotation( final int typeRef , final TypePath typePath , final Label [ ] start , final Label [ ] end , final int [ ] index , final String descriptor , final boolean visib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MethodWriter.visitMaxs( final int maxStack , final int maxLocal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thodWriter.visitLineNumber( final int line , final Label sta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thodWriter.visitTableSwitchInsn( final int min , final int max , final Label dflt , final Label ... labe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thodWriter.putMethodInfo( final ByteVector output )</text:p>
          </table:table-cell>
          <table:table-cell office:value-type="float" office:value="43">
            <text:p text:style-name="Table_20_Contents">43</text:p>
          </table:table-cell>
          <table:table-cell office:value-type="float" office:value="85">
            <text:p text:style-name="Table_20_Contents">85</text:p>
          </table:table-cell>
          <table:table-cell office:value-type="float" office:value="194">
            <text:p text:style-name="Table_20_Contents">194</text:p>
          </table:table-cell>
        </table:table-row>
        <table:table-row>
          <table:table-cell office:value-type="string">
            <text:p text:style-name="Table_20_Contents">MethodWriter.visitTryCatchAnnotation( final int typeRef , final TypePath typePath , final String descriptor , final boolean visi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thodWriter.visitFrame( final int type , final int numLocal , final Object [ ] local , final int numStack , final Object [ ] stack )</text:p>
          </table:table-cell>
          <table:table-cell office:value-type="float" office:value="28">
            <text:p text:style-name="Table_20_Contents">28</text:p>
          </table:table-cell>
          <table:table-cell office:value-type="float" office:value="41">
            <text:p text:style-name="Table_20_Contents">41</text:p>
          </table:table-cell>
          <table:table-cell office:value-type="float" office:value="112">
            <text:p text:style-name="Table_20_Contents">112</text:p>
          </table:table-cell>
        </table:table-row>
        <table:table-row>
          <table:table-cell office:value-type="string">
            <text:p text:style-name="Table_20_Contents">MethodWriter.visitTypeAnnotation( final int typeRef , final TypePath typePath , final String descriptor , final boolean visi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thodWriter.visitInsnAnnotation( final int typeRef , final TypePath typePath , final String descriptor , final boolean visi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ethodWriter.putFrame(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38">
            <text:p text:style-name="Table_20_Contents">38</text:p>
          </table:table-cell>
          <table:table-cell office:value-type="float" office:value="88">
            <text:p text:style-name="Table_20_Contents">88</text:p>
          </table:table-cell>
        </table:table-row>
        <table:table-row>
          <table:table-cell office:value-type="string">
            <text:p text:style-name="Table_20_Contents">MethodWriter.setMethodAttributesSource( final int methodInfoOffset , final int methodInfo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Writer.visitTypeInsn( final int opcode , final String 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ethodWriter.visit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thodWriter.hasAsmInstru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Writer.MethodWriter( final SymbolTable symbolTable , final int access , final String name , final String descriptor , final String signature , final String [ ] exceptions , final int comput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MethodWriter.visitAttribute( final Attribute attribu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thodWriter.visitMultiANewArrayInsn( final String descriptor , final int numDimens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ethodWriter.visi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thodWriter.hasFr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Writer.computeMethodInfoSize(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46">
            <text:p text:style-name="Table_20_Contents">46</text:p>
          </table:table-cell>
          <table:table-cell office:value-type="float" office:value="87">
            <text:p text:style-name="Table_20_Contents">87</text:p>
          </table:table-cell>
        </table:table-row>
        <table:table-row>
          <table:table-cell office:value-type="string">
            <text:p text:style-name="Table_20_Contents">MethodWriter.putFrameType( final Object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ethodWriter.visitFrameStart( final int offset , final int numLocal , final int numStac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thodWriter.endCurrentBasicBlockWithNoSuccess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ethodWriter.visitAnnotation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87">
            <text:p text:style-name="Table_20_Contents">87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ethodWriter.computeMaxStackAndLocal(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5">
            <text:p text:style-name="Table_20_Contents">25</text:p>
          </table:table-cell>
          <table:table-cell office:value-type="float" office:value="72">
            <text:p text:style-name="Table_20_Contents">72</text:p>
          </table:table-cell>
        </table:table-row>
        <table:table-row>
          <table:table-cell office:value-type="string">
            <text:p text:style-name="Table_20_Contents">MethodWriter.visitIntInsn( final int opcode , final int operan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ethodWriter.visitLabel( final Label label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0">
            <text:p text:style-name="Table_20_Contents">20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MethodWriter.visitAbstractType( final int frameIndex , final int abstrac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Writer.visitVarInsn( final int opcode , final int varIndex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37">
            <text:p text:style-name="Table_20_Contents">37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MethodWriter.visitInsn( final int opcod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ethodWriter.computeAllFrames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3">
            <text:p text:style-name="Table_20_Contents">23</text:p>
          </table:table-cell>
          <table:table-cell office:value-type="float" office:value="71">
            <text:p text:style-name="Table_20_Contents">71</text:p>
          </table:table-cell>
        </table:table-row>
        <table:table-row>
          <table:table-cell office:value-type="string">
            <text:p text:style-name="Table_20_Contents">MethodWriter.visitJumpInsn( final int opcode , final Label label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35">
            <text:p text:style-name="Table_20_Contents">35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MethodWriter.visitSwitchInsn( final Label dflt , final Label [ ] label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ethodWriter.visitParameter( final String name , final int acce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thodWriter.canCopyMethodAttributes( final ClassReader source , final boolean hasSyntheticAttribute , final boolean hasDeprecatedAttribute , final int descriptorIndex , final int signatureIndex , final int exceptionsOffse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2">
            <text:p text:style-name="Table_20_Contents">2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MethodWriter.visitInvokeDynamicInsn( final String name , final String descriptor , final Handle bootstrapMethodHandle , final Object ... bootstrapMethodArgument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ethodWriter.visitIincInsn( final int varIndex , final int incremen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ethodWriter.visitFieldInsn( final int opcode , final String owner , final String name , final String descriptor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5">
            <text:p text:style-name="Table_20_Contents">25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MethodWriter.visitMethodInsn( final int opcode , final String owner , final String name , final String descriptor , final boolean isInterfac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MethodWriter.visitParameterAnnotation( final int parameter , final String annotationDescriptor , final boolean visib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ethodWriter.visitAnnotation( final String descriptor , final boolean visi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